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432c"/>
    </style:style>
    <style:style style:name="P2" style:family="paragraph" style:parent-style-name="Standard">
      <style:text-properties officeooo:paragraph-rsid="0013853c"/>
    </style:style>
    <style:style style:name="P3" style:family="paragraph" style:parent-style-name="Standard">
      <style:text-properties officeooo:paragraph-rsid="0013d998"/>
    </style:style>
    <style:style style:name="P4" style:family="paragraph" style:parent-style-name="Standard">
      <style:text-properties officeooo:paragraph-rsid="0014b2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swerEditDialog</text:p>
      <text:p text:style-name="Standard"/>
      <text:p text:style-name="Standard"><text:s text:c="8"/>&lt;source&gt;Edit Answer&lt;/source&gt;</text:p>
      <text:p text:style-name="Standard"><text:s text:c="8"/>&lt;translation&gt;Рэдагаваць адказ&lt;/translation&gt;</text:p>
      <text:p text:style-name="Standard"/>
      <text:p text:style-name="Standard"><text:s text:c="8"/>&lt;source&gt;Id : &lt;/source&gt;</text:p>
      <text:p text:style-name="Standard"><text:s text:c="8"/>&lt;translation&gt;Id : &lt;/translation&gt;</text:p>
      <text:p text:style-name="Standard"/>
      <text:p text:style-name="Standard"><text:s text:c="8"/>&lt;source&gt;Question : &lt;/source&gt;</text:p>
      <text:p text:style-name="Standard"><text:s text:c="8"/>&lt;translation&gt;Пытанне : &lt;/translation&gt;</text:p>
      <text:p text:style-name="Standard"/>
      <text:p text:style-name="Standard"><text:s text:c="8"/>&lt;source&gt;Points to Pass Question : &lt;/source&gt;</text:p>
      <text:p text:style-name="Standard"><text:s text:c="8"/>&lt;translation&gt;Балаў за адказ на пытанне : &lt;/translation&gt;</text:p>
      <text:p text:style-name="Standard"/>
      <text:p text:style-name="Standard"><text:s text:c="8"/>&lt;source&gt;Answer : &lt;/source&gt;</text:p>
      <text:p text:style-name="Standard"><text:s text:c="8"/>&lt;translation&gt;Адказ : &lt;/translation&gt;</text:p>
      <text:p text:style-name="Standard"/>
      <text:p text:style-name="Standard"><text:s text:c="8"/>&lt;source&gt;Enter answer for the question&lt;/source&gt;</text:p>
      <text:p text:style-name="Standard"><text:s text:c="8"/>&lt;translation&gt;Ввядзіце адказ на пытанне&lt;/translation&gt;</text:p>
      <text:p text:style-name="Standard"/>
      <text:p text:style-name="Standard"><text:s text:c="8"/>&lt;source&gt;Points for Answer : &lt;/source&gt;</text:p>
      <text:p text:style-name="Standard"><text:s text:c="8"/>&lt;translation&gt;Балаў за адказ : &lt;/translation&gt;</text:p>
      <text:p text:style-name="Standard"/>
      <text:p text:style-name="Standard"><text:s text:c="8"/>&lt;source&gt;Enter points for answer&lt;/source&gt;</text:p>
      <text:p text:style-name="Standard"><text:s text:c="8"/>&lt;translation&gt;Ввядзіце колькасць балаў за адказ&lt;/translation&gt;</text:p>
      <text:p text:style-name="Standard"/>
      <text:p text:style-name="Standard">ChooseEffectArgumentDialog</text:p>
      <text:p text:style-name="Standard"/>
      <text:p text:style-name="Standard"><text:s text:c="8"/>&lt;source&gt;Choose shader&lt;/source&gt;</text:p>
      <text:p text:style-name="Standard"><text:s text:c="8"/>&lt;translation&gt;Абярыце шейдэр&lt;/translation&gt;</text:p>
      <text:p text:style-name="Standard"/>
      <text:p text:style-name="Standard"><text:s text:c="8"/>&lt;source&gt;Please choose argument to set up value&lt;/source&gt;</text:p>
      <text:p text:style-name="Standard"><text:s text:c="8"/>&lt;translation&gt;Калі ласка абярыце параметр для устаноўкі значэння&lt;/translation&gt;</text:p>
      <text:p text:style-name="Standard"/>
      <text:p text:style-name="Standard"><text:s text:c="8"/>&lt;source&gt;Sorry, there is no arguments to add to the argument set. Try to edit existing ones&lt;/source&gt;</text:p>
      <text:p text:style-name="Standard"><text:s text:c="8"/>&lt;translation&gt;Прабачце, няма параметраў якія б вы маглі б дадаць да множства параметраў. Паспрабуйце адрэдактавацйь існуючыя параметры множства параметраў&lt;/translation&gt;</text:p>
      <text:p text:style-name="Standard"/>
      <text:p text:style-name="Standard"><text:s text:c="8"/>&lt;source&gt;Type : &lt;/source&gt;</text:p>
      <text:p text:style-name="Standard"><text:s text:c="8"/>&lt;translation&gt;Тып : &lt;/translation&gt;</text:p>
      <text:p text:style-name="Standard"/>
      <text:p text:style-name="Standard"><text:s text:c="8"/>&lt;source&gt;Name : &lt;/source&gt;</text:p>
      <text:p text:style-name="Standard"><text:s text:c="8"/>&lt;translation&gt;Назва : &lt;/translation&gt;</text:p>
      <text:p text:style-name="Standard"/>
      <text:p text:style-name="Standard"><text:s text:c="8"/>&lt;source&gt;Default value : &lt;/source&gt;</text:p>
      <text:p text:style-name="Standard"><text:s text:c="8"/>&lt;translation&gt;Значэнне па ўмалчанню : &lt;/translation&gt;</text:p>
      <text:p text:style-name="Standard"/>
      <text:p text:style-name="Standard"><text:s text:c="8"/>&lt;source&gt; ...&lt;/source&gt;</text:p>
      <text:p text:style-name="Standard"><text:s text:c="8"/>&lt;translation&gt; ...&lt;/translation&gt;</text:p>
      <text:p text:style-name="Standard"/>
      <text:p text:style-name="Standard"><text:soft-page-break/>ChooseShaderDialog</text:p>
      <text:p text:style-name="Standard"/>
      <text:p text:style-name="Standard"><text:s text:c="8"/>&lt;source&gt;Choose shader&lt;/source&gt;</text:p>
      <text:p text:style-name="Standard"><text:s text:c="8"/>&lt;translation&gt;Абярыце шейдэр&lt;/translation&gt;</text:p>
      <text:p text:style-name="Standard"/>
      <text:p text:style-name="Standard"><text:s text:c="8"/>&lt;source&gt;Type : &lt;/source&gt;</text:p>
      <text:p text:style-name="Standard"><text:s text:c="8"/>&lt;translation&gt;Тып : &lt;/translation&gt;</text:p>
      <text:p text:style-name="Standard"/>
      <text:p text:style-name="Standard"><text:s text:c="8"/>&lt;source&gt;Filename : &lt;/source&gt;</text:p>
      <text:p text:style-name="Standard"><text:s text:c="8"/>&lt;translation&gt;Назва файла : &lt;/translation&gt;</text:p>
      <text:p text:style-name="Standard"/>
      <text:p text:style-name="Standard"><text:s text:c="8"/>&lt;source&gt;Hash : &lt;/source&gt;</text:p>
      <text:p text:style-name="Standard"><text:s text:c="8"/>&lt;translation&gt;Хэш : &lt;/translation&gt;</text:p>
      <text:p text:style-name="Standard"/>
      <text:p text:style-name="Standard"><text:s text:c="8"/>&lt;source&gt; ...&lt;/source&gt;</text:p>
      <text:p text:style-name="Standard"><text:s text:c="8"/>&lt;translation&gt; ...&lt;/translation&gt;</text:p>
      <text:p text:style-name="Standard"/>
      <text:p text:style-name="Standard">ConfirmDialog</text:p>
      <text:p text:style-name="Standard"/>
      <text:p text:style-name="Standard"><text:s text:c="8"/>&lt;source&gt;Confirm operation&lt;/source&gt;</text:p>
      <text:p text:style-name="Standard"><text:s text:c="8"/>&lt;translation&gt;Падцвярдзіце дзеянне&lt;/translation&gt;</text:p>
      <text:p text:style-name="Standard"/>
      <text:p text:style-name="Standard">Constants</text:p>
      <text:p text:style-name="Standard"/>
      <text:p text:style-name="Standard"><text:s text:c="8"/>&lt;source&gt;Not a point to question&lt;/source&gt;</text:p>
      <text:p text:style-name="Standard"><text:s text:c="8"/>&lt;translation&gt;Не кропка да пытання&lt;/translation&gt;</text:p>
      <text:p text:style-name="Standard"/>
      <text:p text:style-name="Standard"><text:s text:c="8"/>&lt;source&gt;Not a point to next image&lt;/source&gt;</text:p>
      <text:p text:style-name="Standard"><text:s text:c="8"/>&lt;translation&gt;Не кропка для пераходу на выяву&lt;/translation&gt;</text:p>
      <text:p text:style-name="Standard"/>
      <text:p text:style-name="Standard"><text:s text:c="8"/>&lt;source&gt;Point to next image&lt;/source&gt;</text:p>
      <text:p text:style-name="Standard"><text:s text:c="8"/>&lt;translation&gt;Кропка переход на выяву&lt;/translation&gt;</text:p>
      <text:p text:style-name="Standard"/>
      <text:p text:style-name="Standard"><text:s text:c="8"/>&lt;source&gt;Select image point&lt;/source&gt;</text:p>
      <text:p text:style-name="Standard"><text:s text:c="8"/>&lt;translation&gt;Абярыце кропку на выяву&lt;/translation&gt;</text:p>
      <text:p text:style-name="Standard"/>
      <text:p text:style-name="Standard">DescriptionEditDialog</text:p>
      <text:p text:style-name="Standard"/>
      <text:p text:style-name="Standard"><text:s text:c="8"/>&lt;source&gt;Edit Image Description&lt;/source&gt;</text:p>
      <text:p text:style-name="Standard"><text:s text:c="8"/>&lt;translation&gt;Рэдагаваць апісанне выявы&lt;/translation&gt;</text:p>
      <text:p text:style-name="Standard"/>
      <text:p text:style-name="Standard"><text:s text:c="8"/>&lt;source&gt;Id : &lt;/source&gt;</text:p>
      <text:p text:style-name="Standard"><text:s text:c="8"/>&lt;translation&gt;Id : &lt;/translation&gt;</text:p>
      <text:p text:style-name="Standard"/>
      <text:p text:style-name="Standard"><text:s text:c="8"/>&lt;source&gt;Image id : &lt;/source&gt;</text:p>
      <text:p text:style-name="Standard"><text:s text:c="8"/>&lt;translation&gt;Id выявы : &lt;/translation&gt;</text:p>
      <text:p text:style-name="Standard"/>
      <text:p text:style-name="Standard"><text:s text:c="8"/>&lt;source&gt;Description : &lt;/source&gt;</text:p>
      <text:p text:style-name="Standard"><text:s text:c="8"/>&lt;translation&gt;Апісанне : &lt;/translation&gt;</text:p>
      <text:p text:style-name="Standard"/>
      <text:p text:style-name="Standard"><text:s text:c="8"/>&lt;source&gt;Enter the description of image&lt;/source&gt;</text:p>
      <text:p text:style-name="Standard"><text:s text:c="8"/>&lt;translation&gt;Ввядзіце апісанне выявы&lt;/translation&gt;</text:p>
      <text:p text:style-name="Standard"><text:soft-page-break/></text:p>
      <text:p text:style-name="Standard"><text:s text:c="8"/>&lt;source&gt;From : &lt;/source&gt;</text:p>
      <text:p text:style-name="Standard"><text:s text:c="8"/>&lt;translation&gt;Ад : &lt;/translation&gt;</text:p>
      <text:p text:style-name="Standard"/>
      <text:p text:style-name="Standard"><text:s text:c="8"/>&lt;source&gt;Enter description activation date&lt;/source&gt;</text:p>
      <text:p text:style-name="Standard"><text:s text:c="8"/>&lt;translation&gt;Ввядзіце дату пачатку паказа апісання выявы&lt;/translation&gt;</text:p>
      <text:p text:style-name="Standard"/>
      <text:p text:style-name="Standard">EffectArgumentSetEditDialog</text:p>
      <text:p text:style-name="Standard"/>
      <text:p text:style-name="Standard"><text:s text:c="8"/>&lt;source&gt;Id :&lt;/source&gt;</text:p>
      <text:p text:style-name="Standard"><text:s text:c="8"/>&lt;translation&gt;Id :&lt;/translation&gt;</text:p>
      <text:p text:style-name="Standard"/>
      <text:p text:style-name="Standard"><text:s text:c="8"/>&lt;source&gt;Easing :&lt;/source&gt;</text:p>
      <text:p text:style-name="Standard"><text:s text:c="8"/>&lt;translation&gt;Easing :&lt;/translation&gt;</text:p>
      <text:p text:style-name="Standard"/>
      <text:p text:style-name="Standard"><text:s text:c="8"/>&lt;source&gt;Description :&lt;/source&gt;</text:p>
      <text:p text:style-name="Standard"><text:s text:c="8"/>&lt;translation&gt;Апісанне :&lt;/translation&gt;</text:p>
      <text:p text:style-name="Standard"/>
      <text:p text:style-name="Standard"><text:s text:c="8"/>&lt;source&gt;Enter argument set description&lt;/source&gt;</text:p>
      <text:p text:style-name="Standard"><text:s text:c="8"/>&lt;translation&gt;Дадайце апісанне для множства параметраў&lt;/translation&gt;</text:p>
      <text:p text:style-name="Standard"/>
      <text:p text:style-name="Standard">EffectArgumentValueEditDialog</text:p>
      <text:p text:style-name="Standard"/>
      <text:p text:style-name="Standard"><text:s text:c="8"/>&lt;source&gt;Id :&lt;/source&gt;</text:p>
      <text:p text:style-name="Standard"><text:s text:c="8"/>&lt;translation&gt;Id :&lt;/translation&gt;</text:p>
      <text:p text:style-name="Standard"/>
      <text:p text:style-name="Standard"><text:s text:c="8"/>&lt;source&gt;Set description :&lt;/source&gt;</text:p>
      <text:p text:style-name="Standard"><text:s text:c="8"/>&lt;translation&gt;Апісанне множства параметраў :&lt;/translation&gt;</text:p>
      <text:p text:style-name="Standard"/>
      <text:p text:style-name="Standard"><text:s text:c="8"/>&lt;source&gt;Argument type :&lt;/source&gt;</text:p>
      <text:p text:style-name="Standard"><text:s text:c="8"/>&lt;translation&gt;Тып параметра :&lt;/translation&gt;</text:p>
      <text:p text:style-name="Standard"/>
      <text:p text:style-name="Standard"><text:s text:c="8"/>&lt;source&gt;Argument name :&lt;/source&gt;</text:p>
      <text:p text:style-name="Standard"><text:s text:c="8"/>&lt;translation&gt;Імя параметра :&lt;/translation&gt;</text:p>
      <text:p text:style-name="Standard"/>
      <text:p text:style-name="Standard"><text:s text:c="8"/>&lt;source&gt;Argument default value :&lt;/source&gt;</text:p>
      <text:p text:style-name="Standard"><text:s text:c="8"/>&lt;translation&gt;Значэнне па ўзмаўчанні :&lt;/translation&gt;</text:p>
      <text:p text:style-name="Standard"/>
      <text:p text:style-name="Standard"><text:s text:c="8"/>&lt;source&gt;Argument description :&lt;/source&gt;</text:p>
      <text:p text:style-name="Standard"><text:s text:c="8"/>&lt;translation&gt;Апісанне параметра :&lt;/translation&gt;</text:p>
      <text:p text:style-name="Standard"/>
      <text:p text:style-name="Standard"><text:s text:c="8"/>&lt;source&gt;Value :&lt;/source&gt;</text:p>
      <text:p text:style-name="Standard"><text:s text:c="8"/>&lt;translation&gt;Значэнне :&lt;/translation&gt;</text:p>
      <text:p text:style-name="Standard"/>
      <text:p text:style-name="Standard"><text:s text:c="8"/>&lt;source&gt;Value description :&lt;/source&gt;</text:p>
      <text:p text:style-name="Standard"><text:s text:c="8"/>&lt;translation&gt;Апісанне значэння :&lt;/translation&gt;</text:p>
      <text:p text:style-name="Standard"/>
      <text:p text:style-name="Standard">EffectEditDialog</text:p>
      <text:p text:style-name="Standard"/>
      <text:p text:style-name="Standard"><text:s text:c="8"/>&lt;source&gt;Create New Effect&lt;/source&gt;</text:p>
      <text:p text:style-name="Standard"><text:s text:c="8"/>&lt;translation&gt;Стварыць новы эфект&lt;/translation&gt;</text:p>
      <text:p text:style-name="Standard"/>
      <text:p text:style-name="Standard"><text:soft-page-break/><text:s text:c="8"/>&lt;source&gt;Edit Effect&lt;/source&gt;</text:p>
      <text:p text:style-name="Standard"><text:s text:c="8"/>&lt;translation&gt;Рэдагаваць эфект&lt;/translation&gt;</text:p>
      <text:p text:style-name="Standard"/>
      <text:p text:style-name="Standard"><text:s text:c="8"/>&lt;source&gt;Id : &lt;/source&gt;</text:p>
      <text:p text:style-name="Standard"><text:s text:c="8"/>&lt;translation&gt;Id : &lt;/translation&gt;</text:p>
      <text:p text:style-name="Standard"/>
      <text:p text:style-name="Standard"><text:s text:c="8"/>&lt;source&gt;Name <text:s/>: &lt;/source&gt;</text:p>
      <text:p text:style-name="Standard"><text:s text:c="8"/>&lt;translation&gt;Імя <text:s/>: &lt;/translation&gt;</text:p>
      <text:p text:style-name="Standard"/>
      <text:p text:style-name="Standard"><text:s text:c="8"/>&lt;source&gt;Enter effect name&lt;/source&gt;</text:p>
      <text:p text:style-name="Standard"><text:s text:c="8"/>&lt;translation&gt;Ввядзіце імя эфекту&lt;/translation&gt;</text:p>
      <text:p text:style-name="Standard"/>
      <text:p text:style-name="Standard"><text:s text:c="8"/>&lt;source&gt;Description <text:s/>: &lt;/source&gt;</text:p>
      <text:p text:style-name="Standard"><text:s text:c="8"/>&lt;translation&gt;Апісанне <text:s/>: &lt;/translation&gt;</text:p>
      <text:p text:style-name="Standard"/>
      <text:p text:style-name="Standard"><text:s text:c="8"/>&lt;source&gt;Enter effect description&lt;/source&gt;</text:p>
      <text:p text:style-name="Standard"><text:s text:c="8"/>&lt;translation&gt;Ввядзіце апісанне эфекту&lt;/translation&gt;</text:p>
      <text:p text:style-name="Standard"/>
      <text:p text:style-name="Standard">GalleryEditDialog</text:p>
      <text:p text:style-name="Standard"/>
      <text:p text:style-name="Standard"><text:s text:c="8"/>&lt;source&gt;Edit Gallery Info&lt;/source&gt;</text:p>
      <text:p text:style-name="Standard"><text:s text:c="8"/>&lt;translation&gt;Рэдагаваць апісанне галерэі&lt;/translation&gt;</text:p>
      <text:p text:style-name="Standard"/>
      <text:p text:style-name="Standard"><text:s text:c="8"/>&lt;source&gt;Id : &lt;/source&gt;</text:p>
      <text:p text:style-name="Standard"><text:s text:c="8"/>&lt;translation&gt;Id : &lt;/translation&gt;</text:p>
      <text:p text:style-name="Standard"/>
      <text:p text:style-name="Standard"><text:s text:c="8"/>&lt;source&gt;Description : &lt;/source&gt;</text:p>
      <text:p text:style-name="Standard"><text:s text:c="8"/>&lt;translation&gt;Апісанне : &lt;/translation&gt;</text:p>
      <text:p text:style-name="Standard"/>
      <text:p text:style-name="Standard"><text:s text:c="8"/>&lt;source&gt;Enter the gallery`s description&lt;/source&gt;</text:p>
      <text:p text:style-name="Standard"><text:s text:c="8"/>&lt;translation&gt;Ввядзіце апісанне галэрэі&lt;/translation&gt;</text:p>
      <text:p text:style-name="Standard"/>
      <text:p text:style-name="Standard"><text:s text:c="8"/>&lt;source&gt;Keywords : &lt;/source&gt;</text:p>
      <text:p text:style-name="Standard"><text:s text:c="8"/>&lt;translation&gt;Ключавыя словы : &lt;/translation&gt;</text:p>
      <text:p text:style-name="Standard"/>
      <text:p text:style-name="Standard"><text:s text:c="8"/>&lt;source&gt;Enter gallery`s keywords&lt;/source&gt;</text:p>
      <text:p text:style-name="Standard"><text:s text:c="8"/>&lt;translation&gt;Ввядзіце ключавыя словы галерэі&lt;/translation&gt;</text:p>
      <text:p text:style-name="Standard"/>
      <text:p text:style-name="Standard"><text:s text:c="8"/>&lt;source&gt;Created : &lt;/source&gt;</text:p>
      <text:p text:style-name="Standard"><text:s text:c="8"/>&lt;translation&gt;Створана : &lt;/translation&gt;</text:p>
      <text:p text:style-name="Standard"/>
      <text:p text:style-name="Standard"><text:s text:c="8"/>&lt;source&gt;Points to pass level : &lt;/source&gt;</text:p>
      <text:p text:style-name="Standard"><text:s text:c="8"/>&lt;translation&gt;Колькасць балаў галерэі : &lt;/translation&gt;</text:p>
      <text:p text:style-name="Standard"/>
      <text:p text:style-name="Standard"><text:s text:c="8"/>&lt;source&gt;Enter points to pass number&lt;/source&gt;</text:p>
      <text:p text:style-name="Standard"><text:s text:c="8"/>&lt;translation&gt;Ввядзіце колькасць балаў каб прайсці галерэю&lt;/translation&gt;</text:p>
      <text:p text:style-name="Standard"/>
      <text:p text:style-name="Standard">ImageEditDialog</text:p>
      <text:p text:style-name="Standard"/>
      <text:p text:style-name="Standard"><text:s text:c="8"/>&lt;source&gt;Edit Image&lt;/source&gt;</text:p>
      <text:p text:style-name="Standard"><text:s text:c="8"/>&lt;translation&gt;Рэдагаваць выяву&lt;/translation&gt;</text:p>
      <text:p text:style-name="Standard"/>
      <text:p text:style-name="Standard"><text:soft-page-break/><text:s text:c="8"/>&lt;source&gt;Please choose image to upload to the server&lt;/source&gt;</text:p>
      <text:p text:style-name="Standard"><text:s text:c="8"/>&lt;translation&gt;Абярыце выяву для загрузкі на сэрвер&lt;/translation&gt;</text:p>
      <text:p text:style-name="Standard"/>
      <text:p text:style-name="Standard"><text:s text:c="8"/>&lt;source&gt;Image file name : &lt;/source&gt;</text:p>
      <text:p text:style-name="Standard"><text:s text:c="8"/>&lt;translation&gt;Імя файла : &lt;/translation&gt;</text:p>
      <text:p text:style-name="Standard"/>
      <text:p text:style-name="Standard"><text:s text:c="8"/>&lt;source&gt;Enter image file name&lt;/source&gt;</text:p>
      <text:p text:style-name="Standard"><text:s text:c="8"/>&lt;translation&gt;Ввядзіце імя файла&lt;/translation&gt;</text:p>
      <text:p text:style-name="Standard"/>
      <text:p text:style-name="Standard"><text:s text:c="8"/>&lt;source&gt;Browse&lt;/source&gt;</text:p>
      <text:p text:style-name="Standard"><text:s text:c="8"/>&lt;translation&gt;Адкрыць&lt;/translation&gt;</text:p>
      <text:p text:style-name="Standard"/>
      <text:p text:style-name="Standard"><text:s text:c="8"/>&lt;source&gt;Top Gallery Image&lt;/source&gt;</text:p>
      <text:p text:style-name="Standard"><text:s text:c="8"/>&lt;translation&gt;Выява будзе уваходнай&lt;/translation&gt;<text:line-break/><text:line-break/>ImagePointDialog<text:line-break/><text:line-break/> <text:s text:c="7"/>&lt;source&gt;Edit image point&lt;/source&gt;</text:p>
      <text:p text:style-name="Standard"><text:s text:c="8"/>&lt;translation&gt;Рэдагаваць кропку выявы&lt;/translation&gt;</text:p>
      <text:p text:style-name="Standard"/>
      <text:p text:style-name="Standard"><text:s text:c="8"/>&lt;source&gt;Image :&lt;/source&gt;</text:p>
      <text:p text:style-name="Standard"><text:s text:c="8"/>&lt;translation&gt;Выява :&lt;/translation&gt;<text:line-break/><text:line-break/> <text:s text:c="7"/>&lt;source&gt;x :&lt;/source&gt;</text:p>
      <text:p text:style-name="Standard"><text:s text:c="8"/>&lt;translation&gt;x :&lt;/translation&gt;<text:line-break/><text:line-break/> <text:s text:c="7"/>&lt;source&gt;Input x coordinate of point [0..1]&lt;/source&gt;</text:p>
      <text:p text:style-name="Standard"><text:s text:c="8"/>&lt;translation&gt;Ввядзіце x каардынату кропкі (ад 0 да 1)&lt;/translation&gt;<text:line-break/><text:line-break/> <text:s text:c="7"/>&lt;source&gt;y :&lt;/source&gt;</text:p>
      <text:p text:style-name="Standard"><text:s text:c="8"/>&lt;translation&gt;y :&lt;/translation&gt;<text:line-break/><text:line-break/> <text:s text:c="7"/>&lt;source&gt;Input y coordinate of point [0..1]&lt;/source&gt;</text:p>
      <text:p text:style-name="Standard"><text:s text:c="8"/>&lt;translation&gt;Ввядзіце y каардынату кропкі (ад 0 да 1)&lt;/translation&gt;<text:line-break/><text:line-break/> <text:s text:c="7"/>&lt;source&gt;weight :&lt;/source&gt;</text:p>
      <text:p text:style-name="Standard"><text:s text:c="8"/>&lt;translation&gt;вага :&lt;/translation&gt;<text:line-break/><text:line-break/> <text:s text:c="7"/>&lt;source&gt;Point to next image&lt;/source&gt;</text:p>
      <text:p text:style-name="Standard"><text:s text:c="8"/>&lt;translation&gt;Кропка на наступную выяву&lt;/translation&gt;<text:line-break/><text:line-break/> <text:s text:c="7"/>&lt;source&gt;Point to question&lt;/source&gt;</text:p>
      <text:p text:style-name="Standard"><text:s text:c="8"/>&lt;translation&gt;Кропка да пытання&lt;/translation&gt;<text:line-break/><text:line-break/> <text:s text:c="7"/>&lt;source&gt;Update&lt;/source&gt;</text:p>
      <text:p text:style-name="Standard"><text:s text:c="8"/>&lt;translation&gt;Абнавіць&lt;/translation&gt;<text:line-break/><text:line-break/>Login<text:line-break/><text:line-break/> <text:s text:c="7"/>&lt;source&gt;Mastactva Quiz Editor (Login)&lt;/source&gt;</text:p>
      <text:p text:style-name="Standard"><text:soft-page-break/><text:s text:c="8"/>&lt;translation&gt;Рэдактар віктарын Мастацтва (Уваход)&lt;/translation&gt;<text:line-break/><text:line-break/> <text:s text:c="7"/>&lt;source&gt;&lt;/source&gt;</text:p>
      <text:p text:style-name="Standard"><text:s text:c="8"/>&lt;translation&gt;&lt;/translation&gt;<text:line-break/><text:line-break/> <text:s text:c="7"/>&lt;source&gt;Server URL : &lt;/source&gt;</text:p>
      <text:p text:style-name="Standard"><text:s text:c="8"/>&lt;translation&gt;URL сервера : &lt;/translation&gt;<text:line-break/><text:line-break/> <text:s text:c="7"/>&lt;source&gt;Login : &lt;/source&gt;</text:p>
      <text:p text:style-name="Standard"><text:s text:c="8"/>&lt;translation&gt;Лагін : &lt;/translation&gt;<text:line-break/><text:line-break/> <text:s text:c="7"/>&lt;source&gt;Enter login&lt;/source&gt;</text:p>
      <text:p text:style-name="Standard"><text:s text:c="8"/>&lt;translation&gt;Ввядзіце лагін&lt;/translation&gt;<text:line-break/><text:line-break/> <text:s text:c="7"/>&lt;source&gt;Password : &lt;/source&gt;</text:p>
      <text:p text:style-name="Standard"><text:s text:c="8"/>&lt;translation&gt;Пароль : &lt;/translation&gt;<text:line-break/><text:line-break/> <text:s text:c="7"/>&lt;source&gt;Enter pasword&lt;/source&gt;</text:p>
      <text:p text:style-name="Standard"><text:s text:c="8"/>&lt;translation&gt;Ввядзіце пароль&lt;/translation&gt;<text:line-break/><text:line-break/> <text:s text:c="7"/>&lt;source&gt;Login&lt;/source&gt;</text:p>
      <text:p text:style-name="Standard"><text:s text:c="8"/>&lt;translation&gt;Увайсці&lt;/translation&gt;<text:line-break/><text:line-break/>NextImageEditDialog<text:line-break/><text:line-break/> <text:s text:c="7"/>&lt;source&gt;Edit Next Image&lt;/source&gt;</text:p>
      <text:p text:style-name="Standard"><text:s text:c="8"/>&lt;translation&gt;Абраць наступную выяву&lt;/translation&gt;<text:line-break/><text:line-break/> <text:s text:c="7"/>&lt;source&gt;Show Image Points&lt;/source&gt;</text:p>
      <text:p text:style-name="Standard"><text:s text:c="8"/>&lt;translation&gt;Паказаць кропкі выявы&lt;/translation&gt;<text:line-break/><text:line-break/> <text:s text:c="7"/>&lt;source&gt;Show Voronoy Diagram&lt;/source&gt;</text:p>
      <text:p text:style-name="Standard"><text:s text:c="8"/>&lt;translation&gt;Паказаць дыяграму Варанога&lt;/translation&gt;<text:line-break/><text:line-break/>OptionsEditDialog<text:line-break/><text:line-break/> <text:s text:c="7"/>&lt;source&gt;Edit Options&lt;/source&gt;</text:p>
      <text:p text:style-name="Standard"><text:s text:c="8"/>&lt;translation&gt;Рэдагаваць налады&lt;/translation&gt;<text:line-break/><text:line-break/> <text:s text:c="7"/>&lt;source&gt;Use colors voronoy diagram&lt;/source&gt;</text:p>
      <text:p text:style-name="Standard"><text:s text:c="8"/>&lt;translation&gt;Выкарыстоўваць каларовую дыяграму Варанога&lt;/translation&gt;<text:line-break/><text:line-break/> <text:s text:c="7"/>&lt;source&gt;Regenerate colors&lt;/source&gt;</text:p>
      <text:p text:style-name="Standard"><text:s text:c="8"/>&lt;translation&gt;Перебудаваць калоры дыяграмы Варанога&lt;/translation&gt;<text:line-break/><text:line-break/> <text:s text:c="7"/>&lt;source&gt;Belarus&lt;/source&gt;</text:p>
      <text:p text:style-name="Standard"><text:s text:c="8"/>&lt;translation&gt;Belarus&lt;/translation&gt;<text:line-break/><text:line-break/> <text:s text:c="7"/>&lt;source&gt;English&lt;/source&gt;</text:p>
      <text:p text:style-name="Standard"><text:s text:c="8"/>&lt;translation&gt;English&lt;/translation&gt;<text:line-break/><text:line-break/>QuestionEditDialog<text:line-break/><text:soft-page-break/><text:line-break/> <text:s text:c="7"/>&lt;source&gt;Edit Question&lt;/source&gt;</text:p>
      <text:p text:style-name="Standard"><text:s text:c="8"/>&lt;translation&gt;Рэдагаваць пытанне&lt;/translation&gt;<text:line-break/><text:line-break/> <text:s text:c="7"/>&lt;source&gt;Id : &lt;/source&gt;</text:p>
      <text:p text:style-name="Standard"><text:s text:c="8"/>&lt;translation&gt;Id : &lt;/translation&gt;<text:line-break/><text:line-break/> <text:s text:c="7"/>&lt;source&gt;Question : &lt;/source&gt;</text:p>
      <text:p text:style-name="Standard"><text:s text:c="8"/>&lt;translation&gt;Пытанне : &lt;/translation&gt;<text:line-break/><text:line-break/> <text:s text:c="7"/>&lt;source&gt;Enter question text&lt;/source&gt;</text:p>
      <text:p text:style-name="Standard"><text:s text:c="8"/>&lt;translation&gt;Ввядзіце тэкст пытання&lt;/translation&gt;<text:line-break/><text:line-break/> <text:s text:c="7"/>&lt;source&gt;Points To Pass Question : &lt;/source&gt;</text:p>
      <text:p text:style-name="Standard"><text:s text:c="8"/>&lt;translation&gt;Балаў за пытанне : &lt;/translation&gt;<text:line-break/><text:line-break/> <text:s text:c="7"/>&lt;source&gt;Enter points to pass&lt;/source&gt;</text:p>
      <text:p text:style-name="Standard"><text:s text:c="8"/>&lt;translation&gt;Ввядзіце колькасць балаў за пытанне&lt;/translation&gt;<text:line-break/><text:line-break/>RefreshEffectArgumentsDialog</text:p>
      <text:p text:style-name="Standard"/>
      <text:p text:style-name="Standard"><text:s text:c="8"/>&lt;source&gt;Download shader files progress&lt;/source&gt;</text:p>
      <text:p text:style-name="Standard"><text:s text:c="8"/>&lt;translation&gt;Прагрэс загрузкі файлаў шейдэраў&lt;/translation&gt;<text:line-break/><text:line-break/> <text:s text:c="7"/>&lt;source&gt;Refresh arguments progress&lt;/source&gt;</text:p>
      <text:p text:style-name="Standard"><text:s text:c="8"/>&lt;translation&gt;Прагрэс абнаўлення параметраў&lt;/translation&gt;<text:line-break/><text:line-break/> <text:s text:c="7"/>&lt;source&gt;Refresh&lt;/source&gt;</text:p>
      <text:p text:style-name="Standard"><text:s text:c="8"/>&lt;translation&gt;Абнавіць&lt;/translation&gt;<text:line-break/><text:line-break/> <text:s text:c="7"/>&lt;source&gt;Wait while effects argument are refreshing...&lt;/source&gt;</text:p>
      <text:p text:style-name="Standard"><text:s text:c="8"/>&lt;translation&gt;Пачакайце пакуль параметры эфектаў абнавяцца...&lt;/translation&gt;<text:line-break/><text:line-break/> <text:s text:c="7"/>&lt;source&gt; %&lt;/source&gt;</text:p>
      <text:p text:style-name="Standard"><text:s text:c="8"/>&lt;translation&gt; %&lt;/translation&gt;<text:line-break/><text:line-break/> <text:s text:c="7"/>&lt;source&gt;Now you can apply refresh effect arguments&lt;/source&gt;</text:p>
      <text:p text:style-name="Standard"><text:s text:c="8"/>&lt;translation&gt;Цяпер вы можаце прымяніць абнаўленне параметраў эффекту&lt;/translation&gt;<text:line-break/><text:line-break/> <text:s text:c="7"/>&lt;source&gt;Refresh of effect argument was done&lt;/source&gt;</text:p>
      <text:p text:style-name="Standard"><text:s text:c="8"/>&lt;translation&gt;Абнаўленне параметраў эфектаў адбылося&lt;/translation&gt;<text:line-break/><text:line-break/> <text:s text:c="7"/>&lt;source&gt;Wait while shader files are downloading ...&lt;/source&gt;</text:p>
      <text:p text:style-name="P1"><text:s text:c="8"/>&lt;translation&gt;Пачакайце пакуль загрузяцца файлы шэйдэраў ...&lt;/translation&gt;<text:line-break/></text:p>
      <text:p text:style-name="Standard">ShaderEditDialog</text:p>
      <text:p text:style-name="P1"><text:line-break/> <text:s text:c="7"/>&lt;source&gt;Add new shader&lt;/source&gt;</text:p>
      <text:p text:style-name="Standard"><text:s text:c="8"/>&lt;translation&gt;Дадаць новы шэйдер&lt;/translation&gt;<text:line-break/><text:line-break/> <text:s text:c="7"/>&lt;source&gt;Edit shader info&lt;/source&gt;</text:p>
      <text:p text:style-name="Standard"><text:soft-page-break/><text:s text:c="8"/>&lt;translation&gt;Ввядзце інфармацыю аб шэйдере&lt;/translation&gt;<text:line-break/><text:line-break/> <text:s text:c="7"/>&lt;source&gt;Please choose a shader file to upload to the server&lt;/source&gt;</text:p>
      <text:p text:style-name="Standard"><text:s text:c="8"/>&lt;translation&gt;Калі ласка абярыце файл шэйдера для загрузкі на сэрвер&lt;/translation&gt;<text:line-break/><text:line-break/> <text:s text:c="7"/>&lt;source&gt;Id : &lt;/source&gt;</text:p>
      <text:p text:style-name="Standard"><text:s text:c="8"/>&lt;translation&gt;Id : &lt;/translation&gt;<text:line-break/><text:line-break/> <text:s text:c="7"/>&lt;source&gt;Type <text:s/>: &lt;/source&gt;</text:p>
      <text:p text:style-name="Standard"><text:s text:c="8"/>&lt;translation&gt;Тып <text:s/>: &lt;/translation&gt;<text:line-break/><text:line-break/> <text:s text:c="7"/>&lt;source&gt;Filename <text:s/>: &lt;/source&gt;</text:p>
      <text:p text:style-name="Standard"><text:s text:c="8"/>&lt;translation&gt;Імя файла <text:s/>: &lt;/translation&gt;<text:line-break/><text:line-break/> <text:s text:c="7"/>&lt;source&gt;Enter shader filename&lt;/source&gt;</text:p>
      <text:p text:style-name="Standard"><text:s text:c="8"/>&lt;translation&gt;Ввядзіце імя файла шейдера&lt;/translation&gt;<text:line-break/><text:line-break/> <text:s text:c="7"/>&lt;source&gt;Browse&lt;/source&gt;</text:p>
      <text:p text:style-name="Standard"><text:s text:c="8"/>&lt;translation&gt;Адкрыць&lt;/translation&gt;<text:line-break/><text:line-break/> <text:s text:c="7"/>&lt;source&gt;Hash <text:s/>: &lt;/source&gt;</text:p>
      <text:p text:style-name="Standard"><text:s text:c="8"/>&lt;translation&gt;Хэш <text:s/>: &lt;/translation&gt;<text:line-break/><text:line-break/> <text:s text:c="7"/>&lt;source&gt;Shader hash value&lt;/source&gt;</text:p>
      <text:p text:style-name="Standard"><text:s text:c="8"/>&lt;translation&gt;Значэнне хэшу шэйдера&lt;/translation&gt;<text:line-break/><text:line-break/> <text:s text:c="7"/>&lt;source&gt;Description <text:s/>: &lt;/source&gt;</text:p>
      <text:p text:style-name="Standard"><text:s text:c="8"/>&lt;translation&gt;Апісанне <text:s/>: &lt;/translation&gt;<text:line-break/><text:line-break/> <text:s text:c="7"/>&lt;source&gt;Enter shader description&lt;/source&gt;</text:p>
      <text:p text:style-name="Standard"><text:s text:c="8"/>&lt;translation&gt;Ввядзіце апісанне шэйдера&lt;/translation&gt;<text:line-break/><text:line-break/>WarningDialog<text:line-break/><text:line-break/> <text:s text:c="7"/>&lt;source&gt;Close&lt;/source&gt;</text:p>
      <text:p text:style-name="Standard"><text:s text:c="8"/>&lt;translation&gt;Закрыць&lt;/translation&gt;<text:line-break/><text:line-break/>main<text:line-break/><text:line-break/> <text:s text:c="7"/>&lt;source&gt;Mastactva Quiz Editor&lt;/source&gt;</text:p>
      <text:p text:style-name="Standard"><text:s text:c="8"/>&lt;translation&gt;Рэдактар віктарын Мастацтва&lt;/translation&gt;<text:line-break/><text:line-break/> <text:s text:c="7"/>&lt;source&gt;Please, select effect item&lt;/source&gt;</text:p>
      <text:p text:style-name="Standard"><text:s text:c="8"/>&lt;translation&gt;Калі ласка, абярыце шэйдер&lt;/translation&gt;<text:line-break/><text:line-break/> <text:s text:c="7"/>&lt;source&gt;&lt;/source&gt;</text:p>
      <text:p text:style-name="Standard"><text:s text:c="8"/>&lt;translation&gt;&lt;/translation&gt;<text:line-break/><text:line-break/> <text:s text:c="7"/>&lt;source&gt;Application Error&lt;/source&gt;</text:p>
      <text:p text:style-name="Standard"><text:s text:c="8"/>&lt;translation&gt;Памылка аплікацыі&lt;/translation&gt;<text:line-break/><text:line-break/> <text:s text:c="7"/>&lt;source&gt;Error code : &lt;/source&gt;</text:p>
      <text:p text:style-name="Standard"><text:soft-page-break/><text:s text:c="8"/>&lt;translation&gt;Код памылкі : &lt;/translation&gt;<text:line-break/><text:line-break/> <text:s text:c="7"/>&lt;source&gt;Description : &lt;/source&gt;</text:p>
      <text:p text:style-name="Standard"><text:s text:c="8"/>&lt;translation&gt;Апісанне : &lt;/translation&gt;<text:line-break/><text:line-break/> <text:s text:c="7"/>&lt;source&gt;&amp;amp;Refresh Galleries&lt;/source&gt;</text:p>
      <text:p text:style-name="Standard"><text:s text:c="8"/>&lt;translation&gt;&amp;amp;Абнавіць галэрэі&lt;/translation&gt;<text:line-break/><text:line-break/> <text:s text:c="7"/>&lt;source&gt;Refresh &amp;amp;All Images&lt;/source&gt;</text:p>
      <text:p text:style-name="Standard"><text:s text:c="8"/>&lt;translation&gt;Абнавіць &amp;amp;выявы галерэі&lt;/translation&gt;<text:line-break/><text:line-break/> <text:s text:c="7"/>&lt;source&gt;&amp;amp;Create New Gallery&lt;/source&gt;</text:p>
      <text:p text:style-name="P2"><text:s text:c="8"/>&lt;translation&gt;&amp;amp;Стварыць новую галерэю&lt;/translation&gt;<text:line-break/><text:line-break/> <text:s text:c="7"/>&lt;source&gt;&amp;amp;Edit Current Gallery&lt;/source&gt;</text:p>
      <text:p text:style-name="P2"><text:s text:c="8"/>&lt;translation&gt;&amp;amp;Рэдагаваць абраную галерэю&lt;/translation&gt;<text:line-break/><text:line-break/> <text:s text:c="7"/>&lt;source&gt;Select gallery first&lt;/source&gt;</text:p>
      <text:p text:style-name="P2"><text:s text:c="8"/>&lt;translation&gt;Абярыце галерэю з пачатку&lt;/translation&gt;<text:line-break/><text:line-break/> <text:s text:c="7"/>&lt;source&gt;To edit the gallery you should first select a gallery&lt;/source&gt;</text:p>
      <text:p text:style-name="P2"><text:s text:c="8"/>&lt;translation&gt;Для рэдагавання галерэі вы павінны з пачатку абраць галерэю&lt;/translation&gt;<text:line-break/><text:line-break/> <text:s text:c="7"/>&lt;source&gt;&amp;amp;Remove Current Gallery&lt;/source&gt;</text:p>
      <text:p text:style-name="P2"><text:s text:c="8"/>&lt;translation&gt;&amp;amp;Выдаліць абраную галерэю&lt;/translation&gt;<text:line-break/><text:line-break/> <text:s text:c="7"/>&lt;source&gt;Do you really want to remove the current gallery&lt;/source&gt;</text:p>
      <text:p text:style-name="P2"><text:s text:c="8"/>&lt;translation&gt;Вы сапраўды жадаеце выдаліць абраную галерэю&lt;/translation&gt;<text:line-break/><text:line-break/> <text:s text:c="7"/>&lt;source&gt;Add &amp;amp;Image To Current Gallery&lt;/source&gt;</text:p>
      <text:p text:style-name="P2"><text:s text:c="8"/>&lt;translation&gt;&amp;amp;Дадаць выяву ў абраную галерэю&lt;/translation&gt;<text:line-break/><text:line-break/> <text:s text:c="7"/>&lt;source&gt;To add an image to the gallery you should first select a gallery&lt;/source&gt;</text:p>
      <text:p text:style-name="P2"><text:s text:c="8"/>&lt;translation&gt;Для дадання выявы да галерэі вы павіны па-першае абраць галерэю&lt;/translation&gt;<text:line-break/><text:line-break/> <text:s text:c="7"/>&lt;source&gt;Take &amp;amp;Ownship of Current Gallery&lt;/source&gt;</text:p>
      <text:p text:style-name="P2"><text:s text:c="8"/>&lt;translation&gt;&amp;amp;Пачаць рэдагаванне абранай галерэі&lt;/translation&gt;<text:line-break/><text:line-break/> <text:s text:c="7"/>&lt;source&gt;To take ownship of the gallery you should first select a gallery&lt;/source&gt;</text:p>
      <text:p text:style-name="P2"><text:s text:c="8"/>&lt;translation&gt;Для пачатку рэдагавання галеруі вы па-першае павіны абраць галерэю&lt;/translation&gt;<text:line-break/><text:line-break/> <text:s text:c="7"/>&lt;source&gt;&amp;amp;Free Ownship of Current Gallery&lt;/source&gt;</text:p>
      <text:p text:style-name="P2"><text:s text:c="8"/>&lt;translation&gt;С&amp;amp;кончыць рэдагаванне абранай галерэі&lt;/translation&gt;<text:line-break/><text:line-break/> <text:s text:c="7"/>&lt;source&gt;To free ownship of the gallery you should first select a gallery&lt;/source&gt;</text:p>
      <text:p text:style-name="P2"><text:s text:c="8"/>&lt;translation&gt;Для сканчэння рэдагавання галерэі вы па-першае павіны абраць галерэю&lt;/translation&gt;<text:line-break/><text:line-break/> <text:s text:c="7"/>&lt;source&gt;&amp;amp;Remove Current Image&lt;/source&gt;</text:p>
      <text:p text:style-name="P2"><text:soft-page-break/><text:s text:c="8"/>&lt;translation&gt;В&amp;amp;ыдаліць абраную выяву&lt;/translation&gt;<text:line-break/><text:line-break/> <text:s text:c="7"/>&lt;source&gt;Select image of gallery first&lt;/source&gt;</text:p>
      <text:p text:style-name="P2"><text:s text:c="8"/>&lt;translation&gt;Абярыце з пачатку выяву&lt;/translation&gt;<text:line-break/><text:line-break/> <text:s text:c="7"/>&lt;source&gt;To remove an image of the gallery you should first select a image&lt;/source&gt;</text:p>
      <text:p text:style-name="P2"><text:s text:c="8"/>&lt;translation&gt;Для выдалення выявы вы па-першае павіны абраць выяву&lt;/translation&gt;<text:line-break/><text:line-break/> <text:s text:c="7"/>&lt;source&gt;Do you really want to remove the image from the gallery&lt;/source&gt;</text:p>
      <text:p text:style-name="P2"><text:s text:c="8"/>&lt;translation&gt;Вы сапраўды жадаеце выдаліць выяву з галерэі&lt;/translation&gt;<text:line-break/><text:line-break/> <text:s text:c="7"/>&lt;source&gt;Make Image &amp;amp;Top&lt;/source&gt;</text:p>
      <text:p text:style-name="P2"><text:s text:c="8"/>&lt;translation&gt;Зрабіць выяву &amp;amp;ўваходнай&lt;/translation&gt;<text:line-break/><text:line-break/> <text:s text:c="7"/>&lt;source&gt;Select an image of the gallery first&lt;/source&gt;</text:p>
      <text:p text:style-name="P2"><text:s text:c="8"/>&lt;translation&gt;Абярыце выяву галерэі з пачатку&lt;/translation&gt;<text:line-break/><text:line-break/> <text:s text:c="7"/>&lt;source&gt;To make an image of the gallery top you should first select a image&lt;/source&gt;</text:p>
      <text:p text:style-name="P2"><text:s text:c="8"/>&lt;translation&gt;Для таго каб зрабіць выяву уваходнай вы па-першае павіны абраць выяву&lt;/translation&gt;<text:line-break/><text:line-break/> <text:s text:c="7"/>&lt;source&gt;Make Image &amp;amp;Non Top&lt;/source&gt;</text:p>
      <text:p text:style-name="P2"><text:s text:c="8"/>&lt;translation&gt;&amp;amp;Скасаваць уваходнасць выявы&lt;/translation&gt;<text:line-break/><text:line-break/> <text:s text:c="7"/>&lt;source&gt;To make an image of the gallery non top you should first select a image&lt;/source&gt;</text:p>
      <text:p text:style-name="P2"><text:s text:c="8"/>&lt;translation&gt;Для таго каб скасаваць уваходнасць выявы вы па-першае павіны абраць выяву&lt;/translation&gt;<text:line-break/><text:line-break/> <text:s text:c="7"/>&lt;source&gt;Show image &amp;amp;points&lt;/source&gt;</text:p>
      <text:p text:style-name="P2"><text:s text:c="8"/>&lt;translation&gt;Паказаць &amp;amp;кропкі выявы&lt;/translation&gt;<text:line-break/><text:line-break/> <text:s text:c="7"/>&lt;source&gt;Show &amp;amp;voronoy diagram&lt;/source&gt;</text:p>
      <text:p text:style-name="P2"><text:s text:c="8"/>&lt;translation&gt;Паказаць дыяграму &amp;amp;Варанога&lt;/translation&gt;<text:line-break/><text:line-break/> <text:s text:c="7"/>&lt;source&gt;&amp;amp;New Description&lt;/source&gt;</text:p>
      <text:p text:style-name="P2"><text:s text:c="8"/>&lt;translation&gt;Новае &amp;amp;апісанне&lt;/translation&gt;<text:line-break/><text:line-break/> <text:s text:c="7"/>&lt;source&gt;To create a description of the image of the gallery you should first select an image&lt;/source&gt;</text:p>
      <text:p text:style-name="P2"><text:s text:c="8"/>&lt;translation&gt;Для стварэння новага апісання выявы вы па-першае павіны абраць выяву&lt;/translation&gt;<text:line-break/><text:line-break/> <text:s text:c="7"/>&lt;source&gt;&amp;amp;Edit Description&lt;/source&gt;</text:p>
      <text:p text:style-name="P2"><text:s text:c="8"/>&lt;translation&gt;&amp;amp;Рэдагаваць апісанне&lt;/translation&gt;<text:line-break/><text:line-break/> <text:s text:c="7"/>&lt;source&gt;Select a description of the image first&lt;/source&gt;</text:p>
      <text:p text:style-name="P2"><text:s text:c="8"/>&lt;translation&gt;Абярыце апісанне выявы з пачатку&lt;/translation&gt;<text:line-break/><text:line-break/> <text:s text:c="7"/>&lt;source&gt;To edit a description of the image of the gallery you should first select a description&lt;/source&gt;</text:p>
      <text:p text:style-name="P2"><text:s text:c="8"/>&lt;translation&gt;Для рэдагавання апісання выявы вы па-першае павіны абраць апісанне выявы&lt;/translation&gt;<text:line-break/><text:soft-page-break/><text:line-break/> <text:s text:c="7"/>&lt;source&gt;&amp;amp;Delete Description&lt;/source&gt;</text:p>
      <text:p text:style-name="P2"><text:s text:c="8"/>&lt;translation&gt;&amp;amp;Выдаліць апісанне&lt;/translation&gt;<text:line-break/><text:line-break/> <text:s text:c="7"/>&lt;source&gt;Do you really want to delete description?&lt;/source&gt;</text:p>
      <text:p text:style-name="P2"><text:s text:c="8"/>&lt;translation&gt;Вы сапраўды жадаеце выдаліць апісанне?&lt;/translation&gt;<text:line-break/><text:line-break/> <text:s text:c="7"/>&lt;source&gt; ...&lt;/source&gt;</text:p>
      <text:p text:style-name="P2"><text:s text:c="8"/>&lt;translation&gt; ...&lt;/translation&gt;<text:line-break/><text:line-break/> <text:s text:c="7"/>&lt;source&gt;&amp;lt;br/&amp;gt;&lt;/source&gt;</text:p>
      <text:p text:style-name="P2"><text:s text:c="8"/>&lt;translation&gt;&amp;lt;br/&amp;gt;&lt;/translation&gt;<text:line-break/><text:line-break/> <text:s text:c="7"/>&lt;source&gt;&amp;amp;Edit question&lt;/source&gt;</text:p>
      <text:p text:style-name="P2"><text:s text:c="8"/>&lt;translation&gt;&amp;amp;Рэдагаваць пытанне&lt;/translation&gt;<text:line-break/><text:line-break/> <text:s text:c="7"/>&lt;source&gt;Select an image point of the image first&lt;/source&gt;</text:p>
      <text:p text:style-name="P2"><text:s text:c="8"/>&lt;translation&gt;Абярыце кропку выявы з пачатку&lt;/translation&gt;<text:line-break/><text:line-break/> <text:s text:c="7"/>&lt;source&gt;To edit a question of an image point of an image of the gallery you should first select an image point&lt;/source&gt;</text:p>
      <text:p text:style-name="P2"><text:s text:c="8"/>&lt;translation&gt;Для рэдагавання пытання для кропкі выявы <text:s/>вы павіны па-першае абраць кропку выяву&lt;/translation&gt;<text:line-break/><text:line-break/> <text:s text:c="7"/>&lt;source&gt;&amp;amp;New answer&lt;/source&gt;</text:p>
      <text:p text:style-name="P2"><text:s text:c="8"/>&lt;translation&gt;&amp;amp;Новы адказ&lt;/translation&gt;<text:line-break/><text:line-break/> <text:s text:c="7"/>&lt;source&gt;To add new answer of the question of the image point of the image of the gallery you should first select an image point&lt;/source&gt;</text:p>
      <text:p text:style-name="P2"><text:s text:c="8"/>&lt;translation&gt;Для дадання новага адказу на пытанне кропкі выявы вы па-першае павіны абраць кропку выявы&lt;/translation&gt;<text:line-break/><text:line-break/> <text:s text:c="7"/>&lt;source&gt;&amp;amp;Edit answer&lt;/source&gt;</text:p>
      <text:p text:style-name="P2"><text:s text:c="8"/>&lt;translation&gt;&amp;amp;Рэдагаваць адказ&lt;/translation&gt;<text:line-break/><text:line-break/> <text:s text:c="7"/>&lt;source&gt;To edit an answer of the question of the image point of the image of the gallery you should first select an image point&lt;/source&gt;</text:p>
      <text:p text:style-name="P2"><text:s text:c="8"/>&lt;translation&gt;Для рэдагавання адказу на пытанне на кропке выявы вы па-першае павіны абраць кропку выявы&lt;/translation&gt;<text:line-break/><text:line-break/> <text:s text:c="7"/>&lt;source&gt;Select an answer of the image point of the image first&lt;/source&gt;</text:p>
      <text:p text:style-name="P2"><text:s text:c="8"/>&lt;translation&gt;Абярыце адказ на пытанне&lt;/translation&gt;<text:line-break/><text:line-break/> <text:s text:c="7"/>&lt;source&gt;To edit an answer of the question of the image point of the image of the gallery you should first select an answer&lt;/source&gt;</text:p>
      <text:p text:style-name="P2"><text:s text:c="8"/>&lt;translation&gt;Для рэдагаваня адказу на пытанне па кропцы выявы вы павіны па-першае абраць адказ&lt;/translation&gt;<text:line-break/><text:line-break/> <text:s text:c="7"/>&lt;source&gt;&amp;amp;Delete answer&lt;/source&gt;</text:p>
      <text:p text:style-name="P2"><text:s text:c="8"/>&lt;translation&gt;&amp;amp;Выдаліць адказ&lt;/translation&gt;<text:line-break/><text:line-break/><text:soft-page-break/> <text:s text:c="7"/>&lt;source&gt;To remove the answer of the question of the image point of the image of the gallery you should first select an image point&lt;/source&gt;</text:p>
      <text:p text:style-name="P2"><text:s text:c="8"/>&lt;translation&gt;Для выдалення адказу на патанне па кропцы выявы вы па-першае павіны адраць кропку выяву з пытаннем&lt;/translation&gt;<text:line-break/><text:line-break/> <text:s text:c="7"/>&lt;source&gt;To remove an answer of the question of the image point of the image of the gallery you should first select an answer&lt;/source&gt;</text:p>
      <text:p text:style-name="P2"><text:s text:c="8"/>&lt;translation&gt;Для выдалення адказу на пытанне па кропцы выявы вы па-першае павіны абраць адказ&lt;/translation&gt;<text:line-break/><text:line-break/> <text:s text:c="7"/>&lt;source&gt;Add point template&lt;/source&gt;</text:p>
      <text:p text:style-name="P2"><text:s text:c="8"/>&lt;translation&gt;Дадаць шаблон кропкі выявы&lt;/translation&gt;<text:line-break/><text:line-break/> <text:s text:c="7"/>&lt;source&gt;To add an image point of the image of the gallery you should first select an image&lt;/source&gt;</text:p>
      <text:p text:style-name="P2"><text:s text:c="8"/>&lt;translation&gt;Для дадання шаблону кропкі выявы вы па-першае павіны абраць выяву&lt;/translation&gt;<text:line-break/><text:line-break/> <text:s text:c="7"/>&lt;source&gt;Create image point template&lt;/source&gt;</text:p>
      <text:p text:style-name="P2"><text:s text:c="8"/>&lt;translation&gt;Стварыць шаблон кропкі выявы&lt;/translation&gt;<text:line-break/><text:line-break/> <text:s text:c="7"/>&lt;source&gt;Edit point of image&lt;/source&gt;</text:p>
      <text:p text:style-name="P2"><text:s text:c="8"/>&lt;translation&gt;Рэдагаваць кропку выявы&lt;/translation&gt;<text:line-break/><text:line-break/> <text:s text:c="7"/>&lt;source&gt;To edit properties of the image point of the image of the gallery you should first select an image point&lt;/source&gt;</text:p>
      <text:p text:style-name="P2"><text:s text:c="8"/>&lt;translation&gt;Для рэдагавання кропкі выявы вы па-першае павіны абраць кропку выявы&lt;/translation&gt;<text:line-break/><text:line-break/> <text:s text:c="7"/>&lt;source&gt;Edit image point&lt;/source&gt;</text:p>
      <text:p text:style-name="P2"><text:s text:c="8"/>&lt;translation&gt;Рэдагаваць кропку выявы&lt;/translation&gt;<text:line-break/><text:line-break/> <text:s text:c="7"/>&lt;source&gt;Remove point of image&lt;/source&gt;</text:p>
      <text:p text:style-name="P2"><text:s text:c="8"/>&lt;translation&gt;Выдаліць кропку выявы&lt;/translation&gt;<text:line-break/><text:line-break/> <text:s text:c="7"/>&lt;source&gt;To remove an image point of the image of the gallery you should first select an image point&lt;/source&gt;</text:p>
      <text:p text:style-name="P2"><text:s text:c="8"/>&lt;translation&gt;Для выдалення кропкі выявы вы па-першае павіны абраць кропку выявы&lt;/translation&gt;<text:line-break/><text:line-break/> <text:s text:c="7"/>&lt;source&gt;Description text : &lt;/source&gt;</text:p>
      <text:p text:style-name="P2"><text:s text:c="8"/>&lt;translation&gt;Апісанне : &lt;/translation&gt;<text:line-break/><text:line-break/> <text:s text:c="7"/>&lt;source&gt;From : &lt;/source&gt;</text:p>
      <text:p text:style-name="P2"><text:s text:c="8"/>&lt;translation&gt;Ад : &lt;/translation&gt;<text:line-break/><text:line-break/> <text:s text:c="7"/>&lt;source&gt;Do you really want to remove answer?&lt;/source&gt;</text:p>
      <text:p text:style-name="P2"><text:s text:c="8"/>&lt;translation&gt;Вы сапраўды жадаеце выдаліць адказ?&lt;/translation&gt;<text:line-break/><text:line-break/> <text:s text:c="7"/>&lt;source&gt;Answer : &lt;/source&gt;</text:p>
      <text:p text:style-name="P2"><text:soft-page-break/><text:s text:c="8"/>&lt;translation&gt;Адказ : &lt;/translation&gt;<text:line-break/><text:line-break/> <text:s text:c="7"/>&lt;source&gt;Points for answer : &lt;/source&gt;</text:p>
      <text:p text:style-name="P2"><text:s text:c="8"/>&lt;translation&gt;Балаў за адказ : &lt;/translation&gt;<text:line-break/><text:line-break/> <text:s text:c="7"/>&lt;source&gt;Do you really want to remove image point?&lt;/source&gt;</text:p>
      <text:p text:style-name="P2"><text:s text:c="8"/>&lt;translation&gt;Вы сапраўды жадаеце выдаліць кропку выявы?&lt;/translation&gt;<text:line-break/><text:line-break/> <text:s text:c="7"/>&lt;source&gt;x : &lt;/source&gt;</text:p>
      <text:p text:style-name="P2"><text:s text:c="8"/>&lt;translation&gt;x : &lt;/translation&gt;<text:line-break/><text:line-break/> <text:s text:c="7"/>&lt;source&gt;y : &lt;/source&gt;</text:p>
      <text:p text:style-name="P2"><text:s text:c="8"/>&lt;translation&gt;y : &lt;/translation&gt;</text:p>
      <text:p text:style-name="P2"/>
      <text:p text:style-name="P3"><text:s text:c="8"/>&lt;source&gt;weight : &lt;/source&gt;</text:p>
      <text:p text:style-name="P4"><text:s text:c="8"/>&lt;translation&gt;вага : &lt;/translation&gt;<text:line-break/><text:line-break/> <text:s text:c="7"/>&lt;source&gt;&amp;amp;Edit options&lt;/source&gt;</text:p>
      <text:p text:style-name="P4"><text:s text:c="8"/>&lt;translation&gt;Рэдагаваць &amp;amp;налады&lt;/translation&gt;<text:line-break/><text:line-break/> <text:s text:c="7"/>&lt;source&gt;Edit next image&lt;/source&gt;</text:p>
      <text:p text:style-name="P4"><text:s text:c="8"/>&lt;translation&gt;Рэдагаваць настыпную выяву&lt;/translation&gt;<text:line-break/><text:line-break/> <text:s text:c="7"/>&lt;source&gt;To edit next image of the image point of the image of the gallery you should first select an image point&lt;/source&gt;</text:p>
      <text:p text:style-name="P4"><text:s text:c="8"/>&lt;translation&gt;Для рэдагавання наступнай выявы кропкі выявы вы па-першае павіны абраць кропку выявы&lt;/translation&gt;<text:line-break/><text:line-break/> <text:s text:c="7"/>&lt;source&gt;&amp;amp;Galleries&lt;/source&gt;</text:p>
      <text:p text:style-name="P4"><text:s text:c="8"/>&lt;translation&gt;&amp;amp;Галерэі&lt;/translation&gt;<text:line-break/><text:line-break/> <text:s text:c="7"/>&lt;source&gt;All &amp;amp;Images of Gallery&lt;/source&gt;</text:p>
      <text:p text:style-name="P4"><text:s text:c="8"/>&lt;translation&gt;&amp;amp;Усе выявы галерэі&lt;/translation&gt;<text:line-break/><text:line-break/> <text:s text:c="7"/>&lt;source&gt;Image &amp;amp;point&lt;/source&gt;</text:p>
      <text:p text:style-name="P4"><text:s text:c="8"/>&lt;translation&gt;&amp;amp;Кропка выявы&lt;/translation&gt;<text:line-break/><text:line-break/> <text:s text:c="7"/>&lt;source&gt;&amp;amp;Description&lt;/source&gt;</text:p>
      <text:p text:style-name="P4"><text:s text:c="8"/>&lt;translation&gt;&amp;amp;Апісанне&lt;/translation&gt;<text:line-break/><text:line-break/> <text:s text:c="7"/>&lt;source&gt;&amp;amp;Next Image&lt;/source&gt;</text:p>
      <text:p text:style-name="P4"><text:s text:c="8"/>&lt;translation&gt;Наступная &amp;amp;выява&lt;/translation&gt;<text:line-break/><text:line-break/> <text:s text:c="7"/>&lt;source&gt;&amp;amp;Question&lt;/source&gt;</text:p>
      <text:p text:style-name="P4"><text:s text:c="8"/>&lt;translation&gt;&amp;amp;Пытанне&lt;/translation&gt;<text:line-break/><text:line-break/> <text:s text:c="7"/>&lt;source&gt;&amp;amp;Answer&lt;/source&gt;</text:p>
      <text:p text:style-name="P4"><text:s text:c="8"/>&lt;translation&gt;А&amp;amp;дказ&lt;/translation&gt;<text:line-break/><text:line-break/> <text:s text:c="7"/>&lt;source&gt;&amp;amp;Options&lt;/source&gt;</text:p>
      <text:p text:style-name="P4"><text:soft-page-break/><text:s text:c="8"/>&lt;translation&gt;&amp;amp;Налады&lt;/translation&gt;<text:line-break/><text:line-break/> <text:s text:c="7"/>&lt;source&gt;Re&amp;amp;fresh effect&lt;/source&gt;</text:p>
      <text:p text:style-name="P4"><text:s text:c="8"/>&lt;translation&gt;Абнавіць эфект&lt;/translation&gt;<text:line-break/><text:line-break/> <text:s text:c="7"/>&lt;source&gt;&amp;amp;Add effect&lt;/source&gt;</text:p>
      <text:p text:style-name="P4"><text:s text:c="8"/>&lt;translation&gt;Дадаць эфект&lt;/translation&gt;<text:line-break/><text:line-break/> <text:s text:c="7"/>&lt;source&gt;&amp;amp;Edit effect&lt;/source&gt;</text:p>
      <text:p text:style-name="P4"><text:s text:c="8"/>&lt;translation&gt;Рэдагаваць эфект&lt;/translation&gt;<text:line-break/><text:line-break/> <text:s text:c="7"/>&lt;source&gt;&amp;amp;Remove effect&lt;/source&gt;</text:p>
      <text:p text:style-name="P4"><text:s text:c="8"/>&lt;translation&gt;Удаліць эфект&lt;/translation&gt;<text:line-break/><text:line-break/> <text:s text:c="7"/>&lt;source&gt;Re&amp;amp;fresh shaders&lt;/source&gt;</text:p>
      <text:p text:style-name="P4"><text:s text:c="8"/>&lt;translation&gt;Абнавіць шэйдеры&lt;/translation&gt;<text:line-break/><text:line-break/> <text:s text:c="7"/>&lt;source&gt;&amp;amp;Add new shader&lt;/source&gt;</text:p>
      <text:p text:style-name="P4"><text:s text:c="8"/>&lt;translation&gt;Дадаць новы шэйдер&lt;/translation&gt;<text:line-break/><text:line-break/> <text:s text:c="7"/>&lt;source&gt;Add &amp;amp;existing shader&lt;/source&gt;</text:p>
      <text:p text:style-name="P4"><text:s text:c="8"/>&lt;translation&gt;Дадаць існуючы шэйдер&lt;/translation&gt;<text:line-break/><text:line-break/> <text:s text:c="7"/>&lt;source&gt;Edit shader &amp;amp;info&lt;/source&gt;</text:p>
      <text:p text:style-name="P4"><text:s text:c="8"/>&lt;translation&gt;Рэдагаваць інфармацыю аб шэйдеры&lt;/translation&gt;<text:line-break/><text:line-break/> <text:s text:c="7"/>&lt;source&gt;&amp;amp;Remove shader&lt;/source&gt;</text:p>
      <text:p text:style-name="P4"><text:s text:c="8"/>&lt;translation&gt;Выдаліць шэйдер&lt;/translation&gt;<text:line-break/><text:line-break/> <text:s text:c="7"/>&lt;source&gt;&amp;amp;Refresh effect arguments&lt;/source&gt;</text:p>
      <text:p text:style-name="P4"><text:s text:c="8"/>&lt;translation&gt;Абнавіць параметры шэйдера&lt;/translation&gt;<text:line-break/><text:line-break/> <text:s text:c="7"/>&lt;source&gt;&amp;amp;Add argument set&lt;/source&gt;</text:p>
      <text:p text:style-name="P4"><text:s text:c="8"/>&lt;translation&gt;Дадаць множства параметраў&lt;/translation&gt;<text:line-break/><text:line-break/> <text:s text:c="7"/>&lt;source&gt;Edit argument &amp;amp;set&lt;/source&gt;</text:p>
      <text:p text:style-name="P4"><text:s text:c="8"/>&lt;translation&gt;Рэдагаваць множства параметраў&lt;/translation&gt;<text:line-break/><text:line-break/> <text:s text:c="7"/>&lt;source&gt;Remove argument set&lt;/source&gt;</text:p>
      <text:p text:style-name="P4"><text:s text:c="8"/>&lt;translation&gt;Выдаліць множства параметраў&lt;/translation&gt;<text:line-break/><text:line-break/> <text:s text:c="7"/>&lt;source&gt;Add a&amp;amp;rgument of argument set&lt;/source&gt;</text:p>
      <text:p text:style-name="P4"><text:s text:c="8"/>&lt;translation&gt;Дадаць параметр да множства параметраў&lt;/translation&gt;<text:line-break/><text:line-break/> <text:s text:c="7"/>&lt;source&gt;&amp;amp;Edit argument of argument set&lt;/source&gt;</text:p>
      <text:p text:style-name="P4"><text:s text:c="8"/>&lt;translation&gt;Рэдагаваць параметр множства параметраў&lt;/translation&gt;<text:line-break/><text:line-break/> <text:s text:c="7"/>&lt;source&gt;Remove argument of argument set&lt;/source&gt;</text:p>
      <text:p text:style-name="P4"><text:s text:c="8"/>&lt;translation&gt;Выдаліць параметр множства параметраў&lt;/translation&gt;<text:line-break/><text:line-break/> <text:s text:c="7"/>&lt;source&gt;&amp;amp;Play effect demo&lt;/source&gt;</text:p>
      <text:p text:style-name="P4"><text:soft-page-break/><text:s text:c="8"/>&lt;translation&gt;Граць дэма эфекта&lt;/translation&gt;<text:line-break/><text:line-break/> <text:s text:c="7"/>&lt;source&gt;P&amp;amp;ause effect demo&lt;/source&gt;</text:p>
      <text:p text:style-name="P4"><text:s text:c="8"/>&lt;translation&gt;Паўза дэма эфекта&lt;/translation&gt;<text:line-break/><text:line-break/> <text:s text:c="7"/>&lt;source&gt;&amp;amp;Stop effect demo&lt;/source&gt;</text:p>
      <text:p text:style-name="P4"><text:s text:c="8"/>&lt;translation&gt;Астанавіць дэма эфекта&lt;/translation&gt;<text:line-break/><text:line-break/> <text:s text:c="7"/>&lt;source&gt;&amp;amp;Effects&lt;/source&gt;</text:p>
      <text:p text:style-name="P4"><text:s text:c="8"/>&lt;translation&gt;Эфекты&lt;/translation&gt;<text:line-break/><text:line-break/> <text:s text:c="7"/>&lt;source&gt;&amp;amp;Shaders&lt;/source&gt;</text:p>
      <text:p text:style-name="P4"><text:s text:c="8"/>&lt;translation&gt;Шэйдеры&lt;/translation&gt;<text:line-break/><text:line-break/> <text:s text:c="7"/>&lt;source&gt;&amp;amp;Arguments&lt;/source&gt;</text:p>
      <text:p text:style-name="P4"><text:s text:c="8"/>&lt;translation&gt;Параметры&lt;/translation&gt;<text:line-break/><text:line-break/> <text:s text:c="7"/>&lt;source&gt;Argument Se&amp;amp;ts&lt;/source&gt;</text:p>
      <text:p text:style-name="P4"><text:s text:c="8"/>&lt;translation&gt;Множства параметраў&lt;/translation&gt;<text:line-break/><text:line-break/> <text:s text:c="7"/>&lt;source&gt;&amp;amp;Demo&lt;/source&gt;</text:p>
      <text:p text:style-name="P4"><text:s text:c="8"/>&lt;translation&gt;Дэма&lt;/translation&gt;<text:line-break/><text:line-break/> <text:s text:c="7"/>&lt;source&gt;Galleries&lt;/source&gt;</text:p>
      <text:p text:style-name="P4"><text:s text:c="8"/>&lt;translation&gt;Галерэі&lt;/translation&gt;<text:line-break/><text:line-break/> <text:s text:c="7"/>&lt;source&gt;Effects&lt;/source&gt;</text:p>
      <text:p text:style-name="P4"><text:s text:c="8"/>&lt;translation&gt;Эфекты&lt;/translation&gt;<text:line-break/><text:line-break/> <text:s text:c="7"/>&lt;source&gt;Description&lt;/source&gt;</text:p>
      <text:p text:style-name="P4"><text:s text:c="8"/>&lt;translation&gt;Апісанне&lt;/translation&gt;<text:line-break/><text:line-break/> <text:s text:c="7"/>&lt;source&gt;Next image&lt;/source&gt;</text:p>
      <text:p text:style-name="P4"><text:s text:c="8"/>&lt;translation&gt;Наступная выява&lt;/translation&gt;<text:line-break/><text:line-break/> <text:s text:c="7"/>&lt;source&gt;Question&lt;/source&gt;</text:p>
      <text:p text:style-name="P4"><text:s text:c="8"/>&lt;translation&gt;Пытанне&lt;/translation&gt;<text:line-break/><text:line-break/> <text:s text:c="7"/>&lt;source&gt;Points to pass : &lt;/source&gt;</text:p>
      <text:p text:style-name="P4"><text:s text:c="8"/>&lt;translation&gt;Балы за пытанне : &lt;/translation&gt;<text:line-break/><text:line-break/> <text:s text:c="7"/>&lt;source&gt;PointsToPass&lt;/source&gt;</text:p>
      <text:p text:style-name="P4"><text:s text:c="8"/>&lt;translation&gt;Балы за пытанне&lt;/translation&gt;<text:line-break/><text:line-break/> <text:s text:c="7"/>&lt;source&gt;Info&lt;/source&gt;</text:p>
      <text:p text:style-name="P4"><text:s text:c="8"/>&lt;translation&gt;Інфармацыя&lt;/translation&gt;<text:line-break/><text:line-break/> <text:s text:c="7"/>&lt;source&gt;Shaders&lt;/source&gt;</text:p>
      <text:p text:style-name="P4"><text:s text:c="8"/>&lt;translation&gt;Шэйдеры&lt;/translation&gt;<text:line-break/><text:line-break/> <text:s text:c="7"/>&lt;source&gt;Arguments&lt;/source&gt;</text:p>
      <text:p text:style-name="P4"><text:soft-page-break/><text:s text:c="8"/>&lt;translation&gt;Параметры&lt;/translation&gt;<text:line-break/><text:line-break/> <text:s text:c="7"/>&lt;source&gt;Argument Sets&lt;/source&gt;</text:p>
      <text:p text:style-name="P4"><text:s text:c="8"/>&lt;translation&gt;Множства параметраў&lt;/translation&gt;<text:line-break/><text:line-break/> <text:s text:c="7"/>&lt;source&gt;Effect name : &lt;/source&gt;</text:p>
      <text:p text:style-name="P4"><text:s text:c="8"/>&lt;translation&gt;Імя эфекта : &lt;/translation&gt;<text:line-break/><text:line-break/> <text:s text:c="7"/>&lt;source&gt;Effect description : &lt;/source&gt;</text:p>
      <text:p text:style-name="P4"><text:s text:c="8"/>&lt;translation&gt;Апісанне эфекта : &lt;/translation&gt;<text:line-break/><text:line-break/> <text:s text:c="7"/>&lt;source&gt;Effects Demo&lt;/source&gt;</text:p>
      <text:p text:style-name="P4"><text:s text:c="8"/>&lt;translation&gt;Дэма эфекта&lt;/translation&gt;<text:line-break/><text:line-break/> <text:s text:c="7"/>&lt;source&gt;You own gallery&lt;/source&gt;</text:p>
      <text:p text:style-name="P4"><text:s text:c="8"/>&lt;translation&gt;Ваша галерэя&lt;/translation&gt;<text:line-break/><text:line-break/> <text:s text:c="7"/>&lt;source&gt; ( points = &lt;/source&gt;</text:p>
      <text:p text:style-name="P4"><text:s text:c="8"/>&lt;translation&gt; ( балаў = &lt;/translation&gt;<text:line-break/><text:line-break/> <text:s text:c="7"/>&lt;source&gt;)&lt;/source&gt;</text:p>
      <text:p text:style-name="P4"><text:s text:c="8"/>&lt;translation&gt;)&lt;/translation&gt;<text:line-break/><text:line-break/> <text:s text:c="7"/>&lt;source&gt;Type : &lt;/source&gt;</text:p>
      <text:p text:style-name="P4"><text:s text:c="8"/>&lt;translation&gt;Тып : &lt;/translation&gt;<text:line-break/><text:line-break/> <text:s text:c="7"/>&lt;source&gt;Filename : &lt;/source&gt;</text:p>
      <text:p text:style-name="P4"><text:s text:c="8"/>&lt;translation&gt;Імя файла : &lt;/translation&gt;<text:line-break/><text:line-break/> <text:s text:c="7"/>&lt;source&gt;Hash : &lt;/source&gt;</text:p>
      <text:p text:style-name="P4"><text:s text:c="8"/>&lt;translation&gt;Хэш : &lt;/translation&gt;<text:line-break/><text:line-break/> <text:s text:c="7"/>&lt;source&gt;Name : &lt;/source&gt;</text:p>
      <text:p text:style-name="P4"><text:s text:c="8"/>&lt;translation&gt;Імя : &lt;/translation&gt;<text:line-break/><text:line-break/> <text:s text:c="7"/>&lt;source&gt;Default value : &lt;/source&gt;</text:p>
      <text:p text:style-name="P4"><text:s text:c="8"/>&lt;translation&gt;Значэнне па змаўчанні : &lt;/translation&gt;<text:line-break/><text:line-break/> <text:s text:c="7"/>&lt;source&gt;Easing type : &lt;/source&gt;</text:p>
      <text:p text:style-name="P4"><text:s text:c="8"/>&lt;translation&gt;Тып easing : &lt;/translation&gt;<text:line-break/><text:line-break/> <text:s text:c="7"/>&lt;source&gt;Argument type : &lt;/source&gt;</text:p>
      <text:p text:style-name="P4"><text:s text:c="8"/>&lt;translation&gt;Тып аргумента : &lt;/translation&gt;<text:line-break/><text:line-break/> <text:s text:c="7"/>&lt;source&gt;Argument name : &lt;/source&gt;</text:p>
      <text:p text:style-name="P4"><text:s text:c="8"/>&lt;translation&gt;Імя параметра : &lt;/translation&gt;<text:line-break/><text:line-break/> <text:s text:c="7"/>&lt;source&gt;Argument default value : &lt;/source&gt;</text:p>
      <text:p text:style-name="P4"><text:s text:c="8"/>&lt;translation&gt;Значэнне па змаўчанні параметра : &lt;/translation&gt;<text:line-break/><text:line-break/> <text:s text:c="7"/>&lt;source&gt;Value : &lt;/source&gt;</text:p>
      <text:p text:style-name="P4"><text:soft-page-break/><text:s text:c="8"/>&lt;translation&gt;Значэнне : &lt;/translation&gt;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21:22.986567420</meta:creation-date>
    <dc:date>2020-12-08T11:17:48.969191863</dc:date>
    <meta:editing-duration>PT33M38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7" meta:paragraph-count="332" meta:word-count="2067" meta:character-count="27451" meta:non-whitespace-character-count="21510"/>
  </office:meta>
</office:document-meta>
</file>